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8f7" officeooo:paragraph-rsid="001928f7"/>
    </style:style>
    <style:style style:name="P2" style:family="paragraph" style:parent-style-name="Standard">
      <style:text-properties officeooo:rsid="0005eaf5" officeooo:paragraph-rsid="001928f7"/>
    </style:style>
    <style:style style:name="P3" style:family="paragraph" style:parent-style-name="Standard">
      <style:text-properties officeooo:paragraph-rsid="001928f7"/>
    </style:style>
    <style:style style:name="P4" style:family="paragraph" style:parent-style-name="Standard">
      <style:text-properties officeooo:rsid="001ac3fc" officeooo:paragraph-rsid="001ac3fc"/>
    </style:style>
    <style:style style:name="P5" style:family="paragraph" style:parent-style-name="Standard">
      <style:text-properties officeooo:rsid="001c7a7a" officeooo:paragraph-rsid="001c7a7a"/>
    </style:style>
    <style:style style:name="P6" style:family="paragraph" style:parent-style-name="Standard">
      <style:text-properties officeooo:rsid="001d055f" officeooo:paragraph-rsid="001d055f"/>
    </style:style>
    <style:style style:name="P7" style:family="paragraph" style:parent-style-name="Preformatted_20_Text">
      <style:text-properties officeooo:rsid="0002c6dd" officeooo:paragraph-rsid="001928f7"/>
    </style:style>
    <style:style style:name="P8" style:family="paragraph" style:parent-style-name="Standard">
      <style:text-properties officeooo:rsid="001928f7" officeooo:paragraph-rsid="001928f7"/>
    </style:style>
    <style:style style:name="T1" style:family="text">
      <style:text-properties officeooo:rsid="001928f7"/>
    </style:style>
    <style:style style:name="T2" style:family="text">
      <style:text-properties officeooo:rsid="001c7a7a"/>
    </style:style>
    <style:style style:name="T3" style:family="text">
      <style:text-properties officeooo:rsid="001d9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开发kinect的时候，按照网上教程，在ROS下安装官方给的驱动包：</text:p>
      <text:p text:style-name="P7">sudo apt-get install ros-indigo-openni-camera ros-indigo-openni-launch</text:p>
      <text:p text:style-name="P7"/>
      <text:p text:style-name="P7">利用openni_<text:span text:style-name="T1">launch来测试使用，它提供了点云数据。但是在运行：</text:span></text:p>
      <text:p text:style-name="P2">roslaunch openni_launch openni.launch</text:p>
      <text:p text:style-name="P2">报错：</text:p>
      <text:p text:style-name="P1">[ INFO] [1472564149.727598794]: No devices connected.... waiting for devices to be connected</text:p>
      <text:p text:style-name="P1">这个原因在ROS社区上得到了解决：</text:p>
      <text:p text:style-name="P1">网友回答是因为openni_kinect过时了，应该使用freenect_stack代替</text:p>
      <text:p text:style-name="P3">sudo <text:span text:style-name="T1">apt-get install ros-indigo-freenect-stack</text:span></text:p>
      <text:p text:style-name="P4">并且确认kinect已经是连接上的，如果使用的时kinect V2，应该被链接到usb3.0接口</text:p>
      <text:p text:style-name="P4">一旦安装完成，需要publishing kinect <text:span text:style-name="T2">camera到topics ：</text:span></text:p>
      <text:p text:style-name="P5">roslaunch freenect_launch freenect.launch</text:p>
      <text:p text:style-name="P6">打开另一个shell可视化rgb image：</text:p>
      <text:p text:style-name="P6">rosrun image_view image_view image:=/camera/rgb/image_color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1:40:31.693526014</meta:creation-date>
    <dc:date>2016-09-17T16:34:25.800008291</dc:date>
    <meta:editing-duration>PT5M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77" meta:character-count="592" meta:non-whitespace-character-count="562"/>
  </office:meta>
</office:document-meta>
</file>